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Robiticon instruction skeletal notes</text:p>
        <text:p text:style-name="Normal"/>
        <text:p text:style-name="Normal">pokemon</text:p>
        <text:p text:style-name="Normal"/>
        <text:p text:style-name="Normal">-Hunt the wumpus</text:p>
        <text:p text:style-name="Normal"/>
        <text:p text:style-name="Normal">-empty (grey)<text:tab/></text:p>
        <text:p text:style-name="Normal">-wumpus stink (black)</text:p>
        <text:p text:style-name="Normal">-wumpus (object)</text:p>
        <text:p text:style-name="Normal">-pits </text:p>
        <text:p text:style-name="Normal">-pits breeze (white)</text:p>
        <text:p text:style-name="Normal"/>
        <text:p text:style-name="Normal">-killing the wumpus</text:p>
        <text:p text:style-name="Normal"><text:tab/>-if the robot is in a square immediately beside the wumpus, the ball must be fired in a rough 90  <text:s text:c="17"/>degree <text:tab/>arc from the centre of the square the robot is in, in the direction of the wumpus' square. </text:p>
        <text:p text:style-name="Normal"/>
        <text:p text:style-name="Normal">-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Times New Roman" fo:font-size="12pt" fo:language="en" fo:country="CA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0-08T17:36:25</meta:creation-date>
    <dc:date>2013-10-08T18:09:18</dc:date>
  </office:meta>
</office:document-meta>
</file>